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margin-top="0cm" fo:margin-bottom="0.499cm"/>
    </style:style>
    <style:style style:name="P2" style:family="paragraph" style:parent-style-name="Preformatted_20_Text">
      <style:paragraph-properties fo:margin-top="0cm" fo:margin-bottom="0.499cm"/>
      <style:text-properties style:font-name="Times New Roman" fo:font-size="12pt" style:font-size-asian="12pt" style:font-size-complex="12pt"/>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5"/>
    <style:style style:name="P7" style:family="paragraph" style:parent-style-name="Text_20_body" style:list-style-name="L7"/>
    <style:style style:name="P8" style:family="paragraph" style:parent-style-name="Text_20_body" style:list-style-name="L9"/>
    <style:style style:name="P9" style:family="paragraph" style:parent-style-name="Text_20_body" style:list-style-name="L10"/>
    <style:style style:name="P10" style:family="paragraph" style:parent-style-name="Text_20_body" style:list-style-name="L11"/>
    <style:style style:name="P11" style:family="paragraph" style:parent-style-name="Text_20_body" style:list-style-name="L12"/>
    <style:style style:name="P12" style:family="paragraph" style:parent-style-name="Text_20_body" style:list-style-name="L13"/>
    <style:style style:name="P13" style:family="paragraph" style:parent-style-name="Text_20_body" style:list-style-name="L1">
      <style:paragraph-properties fo:margin-top="0cm" fo:margin-bottom="0cm"/>
    </style:style>
    <style:style style:name="P14" style:family="paragraph" style:parent-style-name="Text_20_body" style:list-style-name="L13">
      <style:paragraph-properties fo:margin-top="0cm" fo:margin-bottom="0cm"/>
    </style:style>
    <style:style style:name="P15" style:family="paragraph" style:parent-style-name="Preformatted_20_Text" style:list-style-name="L4"/>
    <style:style style:name="P16" style:family="paragraph" style:parent-style-name="Preformatted_20_Text" style:list-style-name="L6"/>
    <style:style style:name="P17" style:family="paragraph" style:parent-style-name="Preformatted_20_Text" style:list-style-name="L8"/>
    <style:style style:name="P18" style:family="paragraph" style:parent-style-name="Preformatted_20_Text" style:list-style-name="L11">
      <style:paragraph-properties fo:margin-top="0cm" fo:margin-bottom="0.499cm"/>
    </style:style>
    <style:style style:name="T1" style:family="text">
      <style:text-properties fo:font-weight="normal" style:font-weight-asian="normal" style:font-weight-complex="normal"/>
    </style:style>
    <style:style style:name="T2" style:family="text">
      <style:text-properties style:font-name="Times New Roman" fo:font-size="12pt" style:font-size-asian="12pt" style:font-size-complex="12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span text:style-name="Strong_20_Emphasis">Launch Your First Full-Stack App: Get Started with React, Vite, and Node</text:span></text:p>
      <text:p text:style-name="Standard"><text:span text:style-name="Strong_20_Emphasis"/></text:p>
      <text:p text:style-name="Text_20_body">Are you interested in becoming a full-stack web developer? In this blog post, we'll explore how to set up a modern web application using React for the front end, Vite for a fast development experience, and Node.js for your backend. This powerful combination allows you to build dynamic, responsive applications with ease.</text:p>
      <text:p text:style-name="Text_20_body">With React’s component-based architecture, you can interactive user interfaces, while Vite ensures quick startup and hot module replacement, optimizing your development process. On the backend, Node.js can handle server-side logic and database interactions efficiently.</text:p>
      <text:p text:style-name="Text_20_body">By the end of this tutorial, you’ll have a simple yet fully functional full-stack application. Let’s get started!</text:p>
      <text:p text:style-name="Text_20_body"/>
      <text:p text:style-name="Text_20_body">0. Prerequisites</text:p>
      <text:p text:style-name="Text_20_body">… assume you got node installed and a simple node project setup. If you are not sure how to do this, just read this tutorial where I explained how to do that.</text:p>
      <text:p text:style-name="Text_20_body"/>
      <text:p text:style-name="Text_20_body">1. Setup project with Vite </text:p>
      <text:p text:style-name="Text_20_body">For this tutorial, we will use Vite to set up our project because it simplifies the process of creating a modern frontend application. Vite also allows for easy extension of the configuration later if needed. Follow these steps to set up your project with Vite:</text:p>
      <text:p text:style-name="Text_20_body">Open a new terminal</text:p>
      <text:p text:style-name="Text_20_body">Go to the folder where your node project is located</text:p>
      <text:p text:style-name="Text_20_body">inside this folder, run this command: <text:span text:style-name="Strong_20_Emphasis">$ npm create vite@5.0.0 .</text:span></text:p>
      <text:p text:style-name="Text_20_body"><text:span text:style-name="Strong_20_Emphasis"><text:span text:style-name="T1">Make sure there is a period at the end of the command to create the project in the current folder instead of creating a new folder.</text:span></text:span></text:p>
      <text:p text:style-name="Text_20_body"><text:span text:style-name="Strong_20_Emphasis"><text:span text:style-name="T1">If prompted to install create-vite, type 'y' and hit the Return/Enter key to continue. </text:span></text:span></text:p>
      <text:list xml:id="list4594820971140217216" text:style-name="L1">
        <text:list-item>
          <text:p text:style-name="P13">For the framework selection, use the arrow keys to choose React and press Return. If a project name is requested, cancel by pressing Ctrl + C, then rerun the command, ensuring you include a period at the end to select the current folder. </text:p>
        </text:list-item>
        <text:list-item>
          <text:p text:style-name="P13">When prompted for the variant, select JavaScript. </text:p>
        </text:list-item>
        <text:list-item>
          <text:p text:style-name="P13">Your project is now set up; run npm install to install the necessary dependencies. </text:p>
        </text:list-item>
        <text:list-item>
          <text:p text:style-name="P3">Finally, start the development server by executing npm run dev, as illustrated in the screenshot below:</text:p>
        </text:list-item>
      </text:list>
      <text:p text:style-name="Text_20_body">(picture …)</text:p>
      <text:list xml:id="list4900447163004898771" text:style-name="L2">
        <text:list-item>
          <text:p text:style-name="P4">In the Terminal, you'll find a URL indicating where your app is running. You can either hold Ctrl (or Cmd on macOS) and click the link to open it in your browser, or you can enter the URL manually.<text:line-break/>6. To check if your app is interactive, click the button labeled 'count is 0'—the count should increase with each click</text:p>
          <text:p text:style-name="P4"/>
        </text:list-item>
      </text:list>
      <text:p text:style-name="Text_20_body">3. Create Backend Server </text:p>
      <text:p text:style-name="Text_20_body"><text:span text:style-name="Strong_20_Emphasis"><text:span text:style-name="T1">We will sue React to build the front end of our application. But for the backend, we'll build a simple node server similar to the one in the other tutorial.</text:span></text:span></text:p>
      <text:p text:style-name="Text_20_body"><text:soft-page-break/><text:span text:style-name="Strong_20_Emphasis"><text:span text:style-name="T1"/></text:span></text:p>
      <text:p text:style-name="Text_20_body"><text:span text:style-name="Strong_20_Emphasis"><text:span text:style-name="T1">We'll utilize the node:http library once again to set up a basic web server. For our initial server, our goal is to return a 200 OK response along with some plain text for any incoming request. Let's go through the steps:</text:span></text:span></text:p>
      <text:list xml:id="list4520852144538390118" text:style-name="L3">
        <text:list-header>
          <text:p text:style-name="P5">Create a new file named backend/simpleweb.js, open it, and import the createServer function from the node:http module:</text:p>
        </text:list-header>
      </text:list>
      <text:list xml:id="list8883710406860445127" text:style-name="L4">
        <text:list-header>
          <text:p text:style-name="P15"><text:span text:style-name="Source_20_Text">import { createServer } from 'node:http';</text:span></text:p>
        </text:list-header>
      </text:list>
      <text:p text:style-name="P1"><text:s text:c="4"/></text:p>
      <text:list xml:id="list2710360362092305709" text:style-name="L5">
        <text:list-header>
          <text:p text:style-name="P6">As the createServer function is asynchronous, it requires a callback function, which will run whenever a request is received. This function takes two parameters: a request object (req) and a response object (res). Use createServer to set up the new server:</text:p>
        </text:list-header>
      </text:list>
      <text:list xml:id="list3317440237095413136" text:style-name="L6">
        <text:list-header>
          <text:p text:style-name="P16"><text:span text:style-name="Source_20_Text">const server = createServer((req, res) =&gt; {</text:span></text:p>
        </text:list-header>
      </text:list>
      <text:p text:style-name="P1"><text:s text:c="4"/></text:p>
      <text:list xml:id="list1802324599454229314" text:style-name="L7">
        <text:list-header>
          <text:p text:style-name="P7">For now, we'll disregard the request object and focus solely on returning a static response. Start by setting the status code to 200:</text:p>
        </text:list-header>
      </text:list>
      <text:list xml:id="list5718405121612973344" text:style-name="L8">
        <text:list-header>
          <text:p text:style-name="P17"><text:span text:style-name="Source_20_Text">res.statusCode = 200;</text:span></text:p>
        </text:list-header>
      </text:list>
      <text:p text:style-name="P1"><text:s text:c="4"/></text:p>
      <text:list xml:id="list3392402039849686314" text:style-name="L9">
        <text:list-header>
          <text:p text:style-name="P8">Next, set the Content-Type header to 'text/plain' to inform the browser about the type of response data:</text:p>
        </text:list-header>
      </text:list>
      <text:p text:style-name="P1"><text:s text:c="6"/><text:span text:style-name="Source_20_Text">res.setHeader('Content-Type', 'text/plain');</text:span></text:p>
      <text:p text:style-name="P2">Finally, conclude the response with the string 'Hello HTTP world!':</text:p>
      <text:p text:style-name="P1"><text:s text:c="6"/><text:span text:style-name="Source_20_Text">res.end('Hello HTTP world!');</text:span></text:p>
      <text:p text:style-name="P1"><text:span text:style-name="T2">After defining the server, we need to specify the host and port to determine where the server will be accessible. For this example, we’ll use localhost on port 3000 to ensure our server is reachable at </text:span><text:a xlink:type="simple" xlink:href="http://localhost:3000/" office:target-frame-name="_blank" xlink:show="new" text:style-name="Internet_20_link" text:visited-style-name="Visited_20_Internet_20_Link"><text:span text:style-name="T2">http://localhost:3000/</text:span></text:a><text:span text:style-name="T2">:</text:span></text:p>
      <text:p text:style-name="P1"><text:s text:c="6"/><text:span text:style-name="Source_20_Text">const host = 'localhost';</text:span></text:p>
      <text:p text:style-name="Preformatted_20_Text"><text:span text:style-name="Source_20_Text"><text:tab/>const port = 3000;</text:span></text:p>
      <text:p text:style-name="P1"><text:s text:c="4"/></text:p>
      <text:list xml:id="list499462727905226578" text:style-name="L10">
        <text:list-header>
          <text:p text:style-name="P9">The server.listen function is also asynchronous and requires a callback to execute once the server is fully operational. For now, we can simply log a message:</text:p>
        </text:list-header>
      </text:list>
      <text:p text:style-name="Preformatted_20_Text"><text:span text:style-name="Source_20_Text">server.listen(port, host, () =&gt; {</text:span></text:p>
      <text:p text:style-name="Preformatted_20_Text"><text:span text:style-name="Source_20_Text"><text:s text:c="2"/>console.log(`Server listening on http://${host}:${port}`);</text:span></text:p>
      <text:p text:style-name="P1"><text:span text:style-name="Source_20_Text">});</text:span></text:p>
      <text:p text:style-name="Text_20_body"><text:span text:style-name="Strong_20_Emphasis"><text:span text:style-name="T1"/></text:span></text:p>
      <text:p text:style-name="Text_20_body"><text:span text:style-name="Strong_20_Emphasis"><text:span text:style-name="T1">4. Run Backend Server </text:span></text:span></text:p>
      <text:list xml:id="list5898843717898331934" text:style-name="L11">
        <text:list-item>
          <text:p text:style-name="P10">Run the Node.js script as follows:</text:p>
          <text:p text:style-name="P18"><text:span text:style-name="Strong_20_Emphasis">$ node backend/simpleweb.js</text:span></text:p>
        </text:list-item>
        <text:list-item>
          <text:p text:style-name="P10"><text:span text:style-name="Strong_20_Emphasis"><text:span text:style-name="T1">You will notice that we</text:span></text:span><text:bookmark text:name="_idIndexMarker069"/><text:span text:style-name="Strong_20_Emphasis"><text:span text:style-name="T1"> get our </text:span></text:span><text:span text:style-name="Strong_20_Emphasis">Server listening on http://localhost:3000</text:span><text:span text:style-name="Strong_20_Emphasis"><text:span text:style-name="T1"> log message, so we know the server was started successfully. This time, the Terminal does not return control </text:span></text:span><text:soft-page-break/><text:span text:style-name="Strong_20_Emphasis"><text:span text:style-name="T1">to us; the script keeps running. We can now open </text:span></text:span><text:span text:style-name="Strong_20_Emphasis">http://localhost:3000</text:span><text:span text:style-name="Strong_20_Emphasis"><text:span text:style-name="T1"> in a browser: </text:span></text:span></text:p>
          <text:p text:style-name="P10"><text:span text:style-name="Strong_20_Emphasis"><text:span text:style-name="T1">(picture....)</text:span></text:span></text:p>
        </text:list-item>
      </text:list>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give an example how now to route a request from the front-end to the backend. Like the backend „knows“ some value has not to be above 5, and the user can enter numbers on the react front-end.)</text:span></text:span></text:p>
      <text:p text:style-name="Text_20_body"><text:span text:style-name="Strong_20_Emphasis"><text:span text:style-name="T1"/></text:span></text:p>
      <text:p text:style-name="Text_20_body"><text:span text:style-name="Strong_20_Emphasis"><text:span text:style-name="T1">To demonstrate the communication between front- end and backend, we'll now build a simple web application that gives advise on how to behave depending on the weather. </text:span></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5. Create Frontend Component </text:span></text:span></text:p>
      <text:p text:style-name="Text_20_body"><text:span text:style-name="Strong_20_Emphasis">Create a React component</text:span><text:span text:style-name="Strong_20_Emphasis"><text:span text:style-name="T1"> that allows the user to select the weather condition using radio buttons: </text:span></text:span></text:p>
      <text:p text:style-name="P1"><text:s text:c="6"/></text:p>
      <text:p text:style-name="Preformatted_20_Text"><text:span text:style-name="Source_20_Text">import React, { useState } from 'react';</text:span></text:p>
      <text:p text:style-name="Preformatted_20_Text"/>
      <text:p text:style-name="Preformatted_20_Text"><text:span text:style-name="Source_20_Text">const WeatherSelector = () =&gt; {</text:span></text:p>
      <text:p text:style-name="Preformatted_20_Text"><text:span text:style-name="Source_20_Text"><text:s text:c="2"/>const [weather, setWeather] = useState('');</text:span></text:p>
      <text:p text:style-name="Preformatted_20_Text"><text:span text:style-name="Source_20_Text"><text:s text:c="2"/>const [message, setMessage] = useState('');</text:span></text:p>
      <text:p text:style-name="Preformatted_20_Text"/>
      <text:p text:style-name="Preformatted_20_Text"><text:span text:style-name="Source_20_Text"><text:s text:c="2"/>const handleChange = (event) =&gt; {</text:span></text:p>
      <text:p text:style-name="Preformatted_20_Text"><text:span text:style-name="Source_20_Text"><text:s text:c="4"/>setWeather(event.target.value);</text:span></text:p>
      <text:p text:style-name="Preformatted_20_Text"><text:span text:style-name="Source_20_Text"><text:s text:c="2"/>};</text:span></text:p>
      <text:p text:style-name="Preformatted_20_Text"/>
      <text:p text:style-name="Preformatted_20_Text"><text:span text:style-name="Source_20_Text"><text:s text:c="2"/>const handleSubmit = async (event) =&gt; {</text:span></text:p>
      <text:p text:style-name="Preformatted_20_Text"><text:span text:style-name="Source_20_Text"><text:s text:c="4"/>event.preventDefault();</text:span></text:p>
      <text:p text:style-name="Preformatted_20_Text"><text:span text:style-name="Source_20_Text"><text:s text:c="4"/>const response = await fetch('http://localhost:3000/weather', {</text:span></text:p>
      <text:p text:style-name="Preformatted_20_Text"><text:span text:style-name="Source_20_Text"><text:s text:c="6"/>method: 'POST',</text:span></text:p>
      <text:p text:style-name="Preformatted_20_Text"><text:span text:style-name="Source_20_Text"><text:s text:c="6"/>headers: {</text:span></text:p>
      <text:p text:style-name="Preformatted_20_Text"><text:span text:style-name="Source_20_Text"><text:s text:c="8"/>'Content-Type': 'application/json',</text:span></text:p>
      <text:p text:style-name="Preformatted_20_Text"><text:span text:style-name="Source_20_Text"><text:s text:c="6"/>},</text:span></text:p>
      <text:p text:style-name="Preformatted_20_Text"><text:span text:style-name="Source_20_Text"><text:s text:c="6"/>body: JSON.stringify({ weather }),</text:span></text:p>
      <text:p text:style-name="Preformatted_20_Text"><text:span text:style-name="Source_20_Text"><text:s text:c="4"/>});</text:span></text:p>
      <text:p text:style-name="Preformatted_20_Text"/>
      <text:p text:style-name="Preformatted_20_Text"><text:span text:style-name="Source_20_Text"><text:s text:c="4"/>const result = await response.json();</text:span></text:p>
      <text:p text:style-name="Preformatted_20_Text"><text:span text:style-name="Source_20_Text"><text:s text:c="4"/>setMessage(result.message);</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h1&gt;Select Weather&lt;/h1&gt;</text:span></text:p>
      <text:p text:style-name="Preformatted_20_Text"><text:span text:style-name="Source_20_Text"><text:s text:c="6"/>&lt;form onSubmit={handleSubmit}&gt;</text:span></text:p>
      <text:p text:style-name="Preformatted_20_Text"><text:span text:style-name="Source_20_Text"><text:s text:c="8"/>&lt;label&gt;</text:span></text:p>
      <text:p text:style-name="Preformatted_20_Text"><text:span text:style-name="Source_20_Text"><text:s text:c="10"/>&lt;input</text:span></text:p>
      <text:p text:style-name="Preformatted_20_Text"><text:span text:style-name="Source_20_Text"><text:s text:c="12"/>type="radio"</text:span></text:p>
      <text:p text:style-name="Preformatted_20_Text"><text:span text:style-name="Source_20_Text"><text:s text:c="12"/>value="sunny"</text:span></text:p>
      <text:p text:style-name="Preformatted_20_Text"><text:span text:style-name="Source_20_Text"><text:s text:c="12"/>checked={weather === 'sunny'}</text:span></text:p>
      <text:p text:style-name="Preformatted_20_Text"><text:span text:style-name="Source_20_Text"><text:s text:c="12"/>onChange={handleChange}</text:span></text:p>
      <text:p text:style-name="Preformatted_20_Text"><text:span text:style-name="Source_20_Text"><text:s text:c="10"/>/&gt;</text:span></text:p>
      <text:p text:style-name="Preformatted_20_Text"><text:span text:style-name="Source_20_Text"><text:s text:c="10"/>Sunny</text:span></text:p>
      <text:p text:style-name="Preformatted_20_Text"><text:span text:style-name="Source_20_Text"><text:s text:c="8"/>&lt;/label&gt;</text:span></text:p>
      <text:p text:style-name="Preformatted_20_Text"><text:span text:style-name="Source_20_Text"><text:s text:c="8"/>&lt;label&gt;</text:span></text:p>
      <text:p text:style-name="Preformatted_20_Text"><text:span text:style-name="Source_20_Text"><text:s text:c="10"/>&lt;input</text:span></text:p>
      <text:p text:style-name="Preformatted_20_Text"><text:span text:style-name="Source_20_Text"><text:s text:c="12"/>type="radio"</text:span></text:p>
      <text:p text:style-name="Preformatted_20_Text"><text:soft-page-break/><text:span text:style-name="Source_20_Text"><text:s text:c="12"/>value="rainy"</text:span></text:p>
      <text:p text:style-name="Preformatted_20_Text"><text:span text:style-name="Source_20_Text"><text:s text:c="12"/>checked={weather === 'rainy'}</text:span></text:p>
      <text:p text:style-name="Preformatted_20_Text"><text:span text:style-name="Source_20_Text"><text:s text:c="12"/>onChange={handleChange}</text:span></text:p>
      <text:p text:style-name="Preformatted_20_Text"><text:span text:style-name="Source_20_Text"><text:s text:c="10"/>/&gt;</text:span></text:p>
      <text:p text:style-name="Preformatted_20_Text"><text:span text:style-name="Source_20_Text"><text:s text:c="10"/>Rainy</text:span></text:p>
      <text:p text:style-name="Preformatted_20_Text"><text:span text:style-name="Source_20_Text"><text:s text:c="8"/>&lt;/label&gt;</text:span></text:p>
      <text:p text:style-name="Preformatted_20_Text"><text:span text:style-name="Source_20_Text"><text:s text:c="8"/>&lt;button type="submit"&gt;Submit&lt;/button&gt;</text:span></text:p>
      <text:p text:style-name="Preformatted_20_Text"><text:span text:style-name="Source_20_Text"><text:s text:c="6"/>&lt;/form&gt;</text:span></text:p>
      <text:p text:style-name="Preformatted_20_Text"><text:span text:style-name="Source_20_Text"><text:s text:c="6"/>{message &amp;&amp; &lt;p&gt;{message}&lt;/p&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1"><text:span text:style-name="Source_20_Text">export default WeatherSelector;</text:span></text:p>
      <text:p text:style-name="Text_20_body"><text:span text:style-name="Strong_20_Emphasis"><text:span text:style-name="T1"/></text:span></text:p>
      <text:p text:style-name="Text_20_body"><text:span text:style-name="Strong_20_Emphasis"><text:span text:style-name="T1">6. Backend </text:span></text:span></text:p>
      <text:h text:style-name="Heading_20_3" text:outline-level="3"><text:span text:style-name="Strong_20_Emphasis"><text:span text:style-name="T1">Backend (Node.js with Express)</text:span></text:span></text:h>
      <text:list xml:id="list802709253578609534" text:style-name="L12">
        <text:list-item>
          <text:p text:style-name="P11"><text:span text:style-name="Strong_20_Emphasis">Create a simple Node.js server</text:span> using Express that will handle the POST request: </text:p>
        </text:list-item>
      </text:list>
      <text:p text:style-name="P1"><text:s text:c="6"/></text:p>
      <text:p text:style-name="Preformatted_20_Text"><text:span text:style-name="Source_20_Text">import express from 'express';</text:span></text:p>
      <text:p text:style-name="Preformatted_20_Text"><text:span text:style-name="Source_20_Text">import bodyParser from 'body-parser';</text:span></text:p>
      <text:p text:style-name="Preformatted_20_Text"/>
      <text:p text:style-name="Preformatted_20_Text"><text:span text:style-name="Source_20_Text">const app = express();</text:span></text:p>
      <text:p text:style-name="Preformatted_20_Text"><text:span text:style-name="Source_20_Text">const PORT = 3000;</text:span></text:p>
      <text:p text:style-name="Preformatted_20_Text"/>
      <text:p text:style-name="Preformatted_20_Text"><text:span text:style-name="Source_20_Text">app.use(bodyParser.json());</text:span></text:p>
      <text:p text:style-name="Preformatted_20_Text"/>
      <text:p text:style-name="Preformatted_20_Text"><text:span text:style-name="Source_20_Text">app.post('/weather', (req, res) =&gt; {</text:span></text:p>
      <text:p text:style-name="Preformatted_20_Text"><text:span text:style-name="Source_20_Text"><text:s text:c="2"/>const { weather } = req.body;</text:span></text:p>
      <text:p text:style-name="Preformatted_20_Text"><text:span text:style-name="Source_20_Text"><text:s text:c="2"/>let message = '';</text:span></text:p>
      <text:p text:style-name="Preformatted_20_Text"/>
      <text:p text:style-name="Preformatted_20_Text"><text:span text:style-name="Source_20_Text"><text:s text:c="2"/>if (weather === 'sunny') {</text:span></text:p>
      <text:p text:style-name="Preformatted_20_Text"><text:span text:style-name="Source_20_Text"><text:s text:c="4"/>message = 'Enjoy!';</text:span></text:p>
      <text:p text:style-name="Preformatted_20_Text"><text:span text:style-name="Source_20_Text"><text:s text:c="2"/>} else if (weather === 'rainy') {</text:span></text:p>
      <text:p text:style-name="Preformatted_20_Text"><text:span text:style-name="Source_20_Text"><text:s text:c="4"/>message = 'Better bring an umbrella.';</text:span></text:p>
      <text:p text:style-name="Preformatted_20_Text"><text:span text:style-name="Source_20_Text"><text:s text:c="2"/>} else {</text:span></text:p>
      <text:p text:style-name="Preformatted_20_Text"><text:span text:style-name="Source_20_Text"><text:s text:c="4"/>message = 'Please select a weather condition.';</text:span></text:p>
      <text:p text:style-name="Preformatted_20_Text"><text:span text:style-name="Source_20_Text"><text:s text:c="2"/>}</text:span></text:p>
      <text:p text:style-name="Preformatted_20_Text"/>
      <text:p text:style-name="Preformatted_20_Text"><text:span text:style-name="Source_20_Text"><text:s text:c="2"/>res.json({ message });</text:span></text:p>
      <text:p text:style-name="Preformatted_20_Text"><text:span text:style-name="Source_20_Text">});</text:span></text:p>
      <text:p text:style-name="Preformatted_20_Text"/>
      <text:p text:style-name="Preformatted_20_Text"><text:span text:style-name="Source_20_Text">app.listen(PORT, () =&gt; {</text:span></text:p>
      <text:p text:style-name="Preformatted_20_Text"><text:span text:style-name="Source_20_Text"><text:s text:c="2"/>console.log(`Server is running on http://localhost:${PORT}`);</text:span></text:p>
      <text:p text:style-name="P1"><text:span text:style-name="Source_20_Text">});</text:span></text:p>
      <text:p text:style-name="Text_20_body"><text:span text:style-name="Strong_20_Emphasis"><text:span text:style-name="T1"/></text:span></text:p>
      <text:h text:style-name="Heading_20_3" text:outline-level="3"><text:span text:style-name="Strong_20_Emphasis"><text:span text:style-name="T1">Overall Flow</text:span></text:span></text:h>
      <text:list xml:id="list4054654405454737384" text:style-name="L13">
        <text:list-item>
          <text:p text:style-name="P14">The user selects either "Sunny" or "Rainy" in the React component. </text:p>
        </text:list-item>
        <text:list-item>
          <text:p text:style-name="P14">When the form is submitted, the selected weather condition is sent to the backend via a POST request to <text:span text:style-name="Source_20_Text">http://localhost:3000/weather</text:span>. </text:p>
        </text:list-item>
        <text:list-item>
          <text:p text:style-name="P14">The backend processes the request, checks the value of <text:span text:style-name="Source_20_Text">weather</text:span>, and responds with an appropriate message. </text:p>
        </text:list-item>
        <text:list-item>
          <text:p text:style-name="P12"><text:soft-page-break/>The frontend receives this message and displays it to the user. </text:p>
        </text:list-item>
      </text:list>
      <text:h text:style-name="Heading_20_3" text:outline-level="3">Summary</text:h>
      <text:p text:style-name="Text_20_body">This setup allows for a dynamic interaction between the frontend and backend, where user inputs are processed and corresponding messages are displayed. You can further enhance this architecture by adding error handling, state management, or integrating it with a database.</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In this tutorial, we successfully set up a new project using Vite for the frontend and built a backend with Express. We created a React component that lets users select their weather preference, either "sunny" or "rainy." The frontend sends this input to the backend, which processes the request and returns specific advice based on the selection—“Enjoy!” for sunny weather and “Better bring an umbrella” for rainy weather. This exercise demonstrates how to connect a frontend and backend, enabling dynamic interactions based on user input. Congratulations for building for first full stack web applica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0-19T13:07:28</meta:creation-date>
    <meta:generator>OpenOffice/4.1.11$Unix OpenOffice.org_project/4111m1$Build-9808</meta:generator>
    <dc:date>2024-10-21T15:11:17</dc:date>
    <meta:editing-duration>PT27M36S</meta:editing-duration>
    <meta:editing-cycles>4</meta:editing-cycles>
    <meta:document-statistic meta:table-count="0" meta:image-count="0" meta:object-count="0" meta:page-count="5" meta:paragraph-count="133" meta:word-count="1249" meta:character-count="8223"/>
  </office:meta>
</office:document-meta>
</file>